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58cm" fo:min-width="2.33cm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shtrih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3cm" svg:y1="4cm" svg:x2="6.7cm" svg:y2="4cm">
          <text:p/>
        </draw:line>
        <draw:line draw:style-name="gr2" draw:text-style-name="P2" draw:layer="layout" svg:x1="4cm" svg:y1="1.1cm" svg:x2="4cm" svg:y2="6.8cm">
          <text:p/>
        </draw:line>
        <draw:line draw:style-name="gr2" draw:text-style-name="P2" draw:layer="layout" svg:x1="4cm" svg:y1="4cm" svg:x2="6.6cm" svg:y2="1.4cm">
          <text:p/>
        </draw:line>
        <draw:line draw:style-name="gr2" draw:text-style-name="P2" draw:layer="layout" svg:x1="4cm" svg:y1="4cm" svg:x2="1.4cm" svg:y2="1.4cm">
          <text:p/>
        </draw:line>
        <draw:custom-shape draw:style-name="gr3" draw:text-style-name="P3" draw:layer="layout" svg:width="0.1cm" svg:height="0.1cm" svg:x="4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draw:transform="rotate (0.785398163397448) translate (3.925cm 3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803cm" svg:height="0.768cm" svg:x="3.4cm" svg:y="3.832cm">
          <draw:text-box>
            <text:p><text:span text:style-name="T1">O</text:span></text:p>
          </draw:text-box>
        </draw:frame>
        <draw:frame draw:style-name="gr5" draw:text-style-name="P4" draw:layer="layout" svg:width="0.858cm" svg:height="0.768cm" svg:x="4.3cm" svg:y="2.5cm">
          <draw:text-box>
            <text:p><text:span text:style-name="T1">M</text:span></text:p>
          </draw:text-box>
        </draw:frame>
        <draw:frame draw:style-name="gr5" draw:text-style-name="P6" draw:layer="layout" svg:width="0.671cm" svg:height="0.683cm" svg:x="6.229cm" svg:y="3.8cm">
          <draw:text-box>
            <text:p text:style-name="P5"><text:span text:style-name="T2">x</text:span></text:p>
          </draw:text-box>
        </draw:frame>
        <draw:frame draw:style-name="gr5" draw:text-style-name="P6" draw:layer="layout" svg:width="0.667cm" svg:height="0.683cm" svg:x="3.533cm" svg:y="0.9cm">
          <draw:text-box>
            <text:p text:style-name="P5"><text:span text:style-name="T2">y</text:span></text:p>
          </draw:text-box>
        </draw:frame>
        <draw:frame draw:style-name="gr5" draw:text-style-name="P4" draw:layer="layout" svg:width="0.739cm" svg:height="0.768cm" svg:x="5.697cm" svg:y="1.132cm">
          <draw:text-box>
            <text:p><text:span text:style-name="T1">ξ</text:span></text:p>
          </draw:text-box>
        </draw:frame>
        <draw:frame draw:style-name="gr5" draw:text-style-name="P4" draw:layer="layout" svg:width="0.769cm" svg:height="0.768cm" svg:x="1.597cm" svg:y="1.1cm">
          <draw:text-box>
            <text:p><text:span text:style-name="T1">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htrih" draw:style="rect" draw:dots2="1" draw:dots2-length="0.3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47:02.579448980</meta:creation-date>
    <dc:date>2017-06-25T16:02:51.813220583</dc:date>
    <meta:editing-duration>PT5M39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